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5728in"/>
    </style:style>
    <style:style style:name="co3" style:family="table-column">
      <style:table-column-properties fo:break-before="auto" style:column-width="0.5835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0.5209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2.5835in"/>
    </style:style>
    <style:style style:name="co8" style:family="table-column">
      <style:table-column-properties fo:break-before="auto" style:column-width="2.7291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1.4063in"/>
    </style:style>
    <style:style style:name="co12" style:family="table-column">
      <style:table-column-properties fo:break-before="auto" style:column-width="1.9689in"/>
    </style:style>
    <style:style style:name="co13" style:family="table-column">
      <style:table-column-properties fo:break-before="auto" style:column-width="11.2602in"/>
    </style:style>
    <style:style style:name="co14" style:family="table-column">
      <style:table-column-properties fo:break-before="auto" style:column-width="2.0835in"/>
    </style:style>
    <style:style style:name="co15" style:family="table-column">
      <style:table-column-properties fo:break-before="auto" style:column-width="5.948in"/>
    </style:style>
    <style:style style:name="co16" style:family="table-column">
      <style:table-column-properties fo:break-before="auto" style:column-width="0.8854in"/>
    </style:style>
    <style:style style:name="co17" style:family="table-column">
      <style:table-column-properties fo:break-before="auto" style:column-width="0.75in"/>
    </style:style>
    <style:style style:name="ro1" style:family="table-row">
      <style:table-row-properties style:row-height="1.388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1.4272in" fo:break-before="auto" style:use-optimal-row-height="false"/>
    </style:style>
    <style:style style:name="ro5" style:family="table-row">
      <style:table-row-properties style:row-height="1.1602in" fo:break-before="auto" style:use-optimal-row-height="true"/>
    </style:style>
    <style:style style:name="ro6" style:family="table-row">
      <style:table-row-properties style:row-height="0.9327in" fo:break-before="auto" style:use-optimal-row-height="true"/>
    </style:style>
    <style:style style:name="ro7" style:family="table-row">
      <style:table-row-properties style:row-height="0.7043in" fo:break-before="auto" style:use-optimal-row-height="true"/>
    </style:style>
    <style:style style:name="ro8" style:family="table-row">
      <style:table-row-properties style:row-height="1.616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Iskoola Pota" fo:font-size="12pt" style:font-name-asian="Iskoola Pota" style:font-size-asian="12pt" style:font-name-complex="Iskoola Pota" style:font-size-complex="12pt"/>
    </style:style>
    <style:style style:name="ce4" style:family="table-cell" style:parent-style-name="Normal_20_5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" fo:font-size="12pt" style:font-name-asian="Iskoola Pota" style:font-size-asian="12pt" style:font-name-complex="Iskoola Pota" style:font-size-complex="12pt"/>
    </style:style>
    <style:style style:name="ce5" style:family="table-cell" style:parent-style-name="Normal_20_5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Iskoola Pota" fo:font-size="12pt" style:font-name-asian="Iskoola Pota" style:font-size-asian="12pt" style:font-name-complex="Iskoola Pota" style:font-size-complex="12pt"/>
    </style:style>
    <style:style style:name="ce2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  <style:text-properties style:font-name="Iskoola Pota" fo:font-size="12pt" style:font-name-asian="Iskoola Pota" style:font-size-asian="12pt" style:font-name-complex="Iskoola Pota" style:font-size-complex="12pt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Iskoola Pota" fo:font-size="12pt" style:font-name-asian="Iskoola Pota" style:font-size-asian="12pt" style:font-name-complex="Iskoola Pota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8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ry-06-t2-l03-ep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ලෝකයේ පැරණි ශිෂ්ටාචාර</text:p>
          </table:table-cell>
          <table:table-cell table:style-name="ce5" office:value-type="string" calcext:value-type="string">
            <text:p>ග‍්‍රාමීය සමාජයෙන් නාගරික සමාජයට පිවිසීම සහ ශිෂ්ටාචාර බිහිවීම ශිෂ්ටාචාර ව්‍යාප්තිය හා ඉන් ලෝකයට උරුම වූ යාද</text:p>
          </table:table-cell>
          <table:table-cell table:style-name="ce5" office:value-type="string" calcext:value-type="string">
            <text:p>මෙම ඒකකයෙන් ශිෂ්ටාචාරයක් යනු කුමක් ද යන්නත්, ශිෂ්ටාචාරික සමාජයක තිබිය හැකි ප‍්‍රධාන ලක්‍ෂණ පිළිබඳවත්, ශිෂ්ටාචාරවලින් ලෝකයට උරුම වූ දායාදපිළිබඳවත් සාකච්ඡා කෙරෙ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ශිෂ්ටාචාරයක් යනු කුමක් 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නගර සහ ඒවායේ ජීවත්වන සැලකිය යුතු තරමේ විශාල ජනගහනයක් ජීවත්වන සමාජයකි 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ඕනෑම ශිෂ්ටාචාරික සමාජයක තිබිය හැකි ප‍්‍රධාන ලක්‍ෂණයක් නම් කරන්න.</text:p>
          </table:table-cell>
          <table:table-cell/>
          <table:table-cell office:value-type="string" calcext:value-type="string">
            <text:p>ක්‍රමානුකු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අකුරු භාවිත කිරීමට පුරුදුවීම 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ජීවන අවශ්‍යතා ඉටුකර ගැනීම අනුව මිනිසාගේ විකාශනය ව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වෘත්තයකට අංශක 360 ක් ඇති බව මුලින් ම ලෝකයට හඳුන්වා දෙන ලද්දේ, </text:p>
          </table:table-cell>
          <table:table-cell/>
          <table:table-cell office:value-type="string" calcext:value-type="string">
            <text:p>මෙසපොතේමියානු ශිෂ්ටාචාර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කඩදාසි සහ මුද්‍රණ යන්ත‍්‍රය ලෝකයට හඳුන්වා දෙන ලද්දේ,</text:p>
          </table:table-cell>
          <table:table-cell/>
          <table:table-cell office:value-type="string" calcext:value-type="string">
            <text:p>මෙසපොතේමියානු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චීන ශිෂ්ටාචාර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රබර් බෝලය ලෝකයට හඳුන්වා දෙන ලද්දේ, <text:s text:c="6"/></text:p>
          </table:table-cell>
          <table:table-cell/>
          <table:table-cell office:value-type="string" calcext:value-type="string">
            <text:p>මෙසපොතේමියානු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මායා ශිෂ්ටාචාර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history-06-t2-l03-ep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ලෝකයේ පැරණි ශිෂ්ටාචාර</text:p>
          </table:table-cell>
          <table:table-cell table:style-name="ce5" office:value-type="string" calcext:value-type="string">
            <text:p>මෙසපොතේමියානු ශිෂ්ටාචාරය</text:p>
          </table:table-cell>
          <table:table-cell table:style-name="ce5" office:value-type="string" calcext:value-type="string">
            <text:p>මෙම ඒකකයෙන් මෙසපොතේමියානු ආර්ථිකය, මෙසපොතේමියානු ආගමික විශ්වාස, මෙසොපොතේමියානු සමාජය සහ අක්ෂර පද්ධතිය පිළිබඳව සාකච්ඡා කෙරෙ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<text:s/>මෙසොපොතේමියා යන වචනයෙන් අදහස් වන්නේ කුමක් ද?</text:p>
          </table:table-cell>
          <table:table-cell/>
          <table:table-cell office:value-type="string" calcext:value-type="string">
            <text:p>ක්‍රමානුකුලව පොළොව හාරා බැලීමෙන් අතීත කාලය මැන ගැනීමය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අකුරු භාවිත කිරීමට පුරුදුවීමයි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‘ගංගා දෙකක් මැදි වන සේ පිහිටි රට’ යන්නයි 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<text:s/>මෙසපොතේමියානු <text:s/>ශිෂ්ටාචාරය දියුණු වුයේ <text:s/>කුමන ගංගා නිම්නවල ද?</text:p>
          </table:table-cell>
          <table:table-cell/>
          <table:table-cell office:value-type="string" calcext:value-type="string">
            <text:p>ඉන්දු ගංගා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යුප‍්‍රතීස් සහ ටයිග‍්‍රීස් 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<text:s/>එම ගංගා පිහිටා තිබෙන ප‍්‍රදේශය දැන් අයත් වන්නේ කුමන රටටද?</text:p>
          </table:table-cell>
          <table:table-cell/>
          <table:table-cell office:value-type="string" calcext:value-type="string">
            <text:p>ඊශ‍්‍රායලයට <text:s/>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කැනඩාවට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රුසියාවට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ඉරාකයට ය 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මෙසපොතේමියානු වැසියෝ දේව මණ්ඩලයේ ප‍්‍රධානියා ලෙස හැඳින්වූයේ <text:s/>කුමන දෙවියා ද?</text:p>
          </table:table-cell>
          <table:table-cell/>
          <table:table-cell office:value-type="string" calcext:value-type="string">
            <text:p>එන්කිකි 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අනූ ය. 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එන්ලිලී 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සිගුරට් 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මෙසොපොතේමියානු වැසියන් නිපදවන ලද අක්ෂර පද්ධතිය හැඳින්වූයේ <text:s/>කුමන නමින් ද?</text:p>
          </table:table-cell>
          <table:table-cell/>
          <table:table-cell office:value-type="string" calcext:value-type="string">
            <text:p>සිංහල අක්ෂර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කූන්‍ය අක්ෂර 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ඉරාන අක්ෂර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දෙමළ අක්ෂර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history-06-t2-l03-ep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ලෝකයේ පැරණි ශිෂ්ටාචාර</text:p>
          </table:table-cell>
          <table:table-cell table:style-name="ce5" office:value-type="string" calcext:value-type="string">
            <text:p>ඉන්දුනිම්න ශිෂ්ටාචාරය</text:p>
          </table:table-cell>
          <table:table-cell table:style-name="ce5" office:value-type="string" calcext:value-type="string">
            <text:p>මෙම ඒකකයෙන් ඉන්දුනිම්න ශිෂ්ටාචාරයේ නගර නිර්මාණය, ඉන්දුනිම්න ශිෂ්ටචාරයට අයත් මුද්‍රා, ආගමික විශ්වාස පිළිබඳව සාකච්ඡා කෙරෙ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ඉන්දුනිම්න ශිෂ්ටාචාරය දියුණු වූයේ කුමන ගංගා නිම්නවල ද?</text:p>
          </table:table-cell>
          <table:table-cell/>
          <table:table-cell office:value-type="string" calcext:value-type="string">
            <text:p>ඉන්දු ගංගාව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යුප‍්‍රතීස් සහ ටයිග‍්‍රීස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එම ගංගා පිහිටා තිබෙන ප‍්‍රදේශය දැන් අයත් වන රටක් වන්නේ,</text:p>
          </table:table-cell>
          <table:table-cell/>
          <table:table-cell office:value-type="string" calcext:value-type="string">
            <text:p>ඊශ‍්‍රායල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කැනඩා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රුසියාව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පකිස්ථාන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ඉන්දු නිම්න ශිෂ්ටාචාරයට අයත් ප‍්‍රධාන නගරයක් නම් කරන්න.</text:p>
          </table:table-cell>
          <table:table-cell/>
          <table:table-cell office:value-type="string" calcext:value-type="string">
            <text:p>ඊශ‍්‍රායල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හරප්පා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රුසියාව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පකිස්ථා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ඉන්දු නිම්න ශිෂ්ටාචාරයේ දියුණු ම අවස්ථාව පැවතියේ කුමන කාලයේ දී ද?</text:p>
          </table:table-cell>
          <table:table-cell/>
          <table:table-cell office:value-type="string" calcext:value-type="string">
            <text:p>ක‍්‍රිස්තු පූර්ව 2600 - 1990 ත් අතර කාලයේ දී ය.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ක‍්‍රිස්තු පූර්ව 2500 - 1990 ත් අතර කාලයේ දී 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ක‍්‍රිස්තු පූර්ව 2400 - 1990 ත් අතර කාලයේ දී 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ක‍්‍රිස්තු පූර්ව 2300 - 1990 ත් අතර කාලයේ දී 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එම අවස්ථාවේ දී ශිෂ්ටාචාරයට අයත් සියලූ නගරවල කොපමණ ජනගහනයක් ජීවත් වී තිබේ ද?</text:p>
          </table:table-cell>
          <table:table-cell/>
          <table:table-cell office:value-type="string" calcext:value-type="string">
            <text:p>දශ ලක්ෂ දහයක් පමණ ජනගහනයක්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දශ ලක්ෂ පහක් පමණ ජනගහනයක් 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දශ ලක්ෂ දෙකක් පමණ ජනගහනයක්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දශ ලක්ෂ හැටක් පමණ ජනගහනයක්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history-06-t2-l03-ep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ලෝකයේ පැරණි ශිෂ්ටාචාර</text:p>
          </table:table-cell>
          <table:table-cell table:style-name="ce5" office:value-type="string" calcext:value-type="string">
            <text:p>ඊජිප්තු ශිෂ්ටාචාරය</text:p>
          </table:table-cell>
          <table:table-cell table:style-name="ce5" office:value-type="string" calcext:value-type="string">
            <text:p>මෙම ඒකකයෙන් ඊජිප්තු ශිෂ්ටාචාරයේ පරිපාලනය, ඊජිප්තු පිරමීඩ, ඊජිප්තු චිත‍්‍රාක්ෂර, මමිකරණ ක‍්‍රමය පිළිබඳව සාකච්ඡා කෙරෙ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ඊජිප්තු ශිෂ්ටාචාරය දියුණු වුයේ <text:s/>කුමන ගංගා නිම්නයේ ද?</text:p>
          </table:table-cell>
          <table:table-cell/>
          <table:table-cell office:value-type="string" calcext:value-type="string">
            <text:p>ඉන්දු ගංගා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යුප‍්‍රතීස් සහ ටයිග‍්‍රීස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නයිල් නිම්න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එම ගංගා පිහිටා තිබෙන ප‍්‍රදේශය දැන් අයත් වන්නේ කුමන රටටද?</text:p>
          </table:table-cell>
          <table:table-cell/>
          <table:table-cell office:value-type="string" calcext:value-type="string">
            <text:p>ඊශ‍්‍රායලයට <text:s/>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ඊජිප්තුවට 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රුසියාවට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ඉරාකයට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මෙම ශිෂ්ටාචාරය පාලනය කරන ලද්දේ කුමන රජ පෙළපතක් විසින් ද?</text:p>
          </table:table-cell>
          <table:table-cell/>
          <table:table-cell office:value-type="string" calcext:value-type="string">
            <text:p>අක්හෙනතන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හරප්ප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නයිල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පාරාවෝ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ඊජිප්තු වැසියන් විසින් ලෝකයට දායාද කළ විශිෂ්ටතම නිර්මාණය කුමක් ද?</text:p>
          </table:table-cell>
          <table:table-cell/>
          <table:table-cell office:value-type="string" calcext:value-type="string">
            <text:p>දේවා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පිළිම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පිරමීඩ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ආභරණ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ඊජිප්තූ වැසියන් නිපදවන ලද අක්ෂර පද්ධතිය හැඳින්වූයේ <text:s/>කුමන නමින් ද?</text:p>
          </table:table-cell>
          <table:table-cell/>
          <table:table-cell office:value-type="string" calcext:value-type="string">
            <text:p>සිංහල අක්ෂර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කූන්‍ය අක්ෂර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ඊජිප්තු චිත‍්‍රාක්ෂර 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දෙමළ අක්ෂර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history-06-t2-l03-ep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පුනරීක්ෂණ</text:p>
          </table:table-cell>
          <table:table-cell table:style-name="ce4" office:value-type="string" calcext:value-type="string">
            <text:p>පුනරීක්ෂණ (Q&amp;A)</text:p>
          </table:table-cell>
          <table:table-cell table:style-name="ce5" office:value-type="string" calcext:value-type="string">
            <text:p>මෙම පුනරීක්ෂණය මගින් ලෝකයේ පැරණි ශිෂ්ටාචාර පාඩම තවදුරටත් ආවරණය කෙරේ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මෙසපොතේමියානු ශිෂ්ටාචාරය බිහිවීමට මුල් වූ ගංගා දෙක නම් කරන්න. </text:p>
          </table:table-cell>
          <table:table-cell/>
          <table:table-cell office:value-type="string" calcext:value-type="string">
            <text:p>ඉන්දු ගංගා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යුප‍්‍රතීස් සහ ටයිග‍්‍රීස්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චීන ශිෂ්ටාචාර වැසියන් ලොවට හඳුන්වා දුන් දායාදක් නම් කරන්න. </text:p>
          </table:table-cell>
          <table:table-cell/>
          <table:table-cell office:value-type="string" calcext:value-type="string">
            <text:p>මමීකරණ ක‍්‍රම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මාලිමා යන්ත‍්‍ර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රබර් බෝල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ගීසා පිරමීඩ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මළ සිරුරු කල් තබා ගැනීමේ මමීකරණ ක‍්‍රමය ලෝකයට හඳුන්වා දුන් ශිෂ්ටාචාරය නම් කරන්න. </text:p>
          </table:table-cell>
          <table:table-cell/>
          <table:table-cell office:value-type="string" calcext:value-type="string">
            <text:p>මෙසපොතේමියානු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ඊජිප්තු ශිෂ්ටාචාර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ඊජිප්තුවේ අගනුවර වූ කයිරෝ නගරය ආසන්නයේ ඇති ඉදිකිරීමේ නම කුමක් ද?</text:p>
          </table:table-cell>
          <table:table-cell/>
          <table:table-cell office:value-type="string" calcext:value-type="string">
            <text:p>සිගුරට් 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මාලිමා යන්ත‍්‍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රබර් බෝල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ගීසා පිරමීඩ 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හමුරාබි නම් පාලකයා විසින් සකස් කරන ලද නීතිමාලාවක් සහිත ලේඛනය ලෝකයට හඳුන්වා දෙන ලද්දේ කුමන ශිෂ්ටාචාරයෙන්ද?</text:p>
          </table:table-cell>
          <table:table-cell/>
          <table:table-cell office:value-type="string" calcext:value-type="string">
            <text:p>මෙසපොතේමියානු ශිෂ්ටාචාර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ශ‍්‍රී ලංකාව ජනාවාස වීම</text:p>
          </table:table-cell>
          <table:table-cell table:style-name="ce5" office:value-type="string" calcext:value-type="string">
            <text:p>ආදී හෝමොසාපියන් මානවයා මෙරට ජනාවාස කිරීමරට ඇතුළත ඔවුන්ගේ ව්‍යාප්තියජීවන රටාව</text:p>
          </table:table-cell>
          <table:table-cell table:style-name="ce5" office:value-type="string" calcext:value-type="string">
            <text:p>මෙම ඒකකයෙන් ජනාවාස වීම යනු කුමක්ද යන්නත්, ශ්‍රී ලංකාවේ මුල් ජනාවාසවල ව්‍යාප්තිය, ආදි මානවයා ව්‍යාප්ත වූ පාරිසරික කලාප, මුල් ජනාවාසවල ස්වභාවය සහ මුල් ජනාවාසවල වැසියන්ගේ ආහාර රටාව පිළිබඳව සාකච්ඡා කෙරෙ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ජනාවාස වීම යනු කුමක්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අකුරු භාවිත කිරීමට පුරුදුවීමයි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<text:s/>ඕනෑ ම රටකට මිනිසුන් පැමිණ පළමුවෙන්ම එහි පදිංචි වීමයි 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දූපතක් වූ අපේ රටට මුලින් ම මිනිසුන් පැමිණියේ මීට අවුරුදු කීයකට පෙරද?</text:p>
          </table:table-cell>
          <table:table-cell/>
          <table:table-cell office:value-type="string" calcext:value-type="string">
            <text:p>මීට අවුරුදු දෙලක්ෂ විසිපන්දහසකට පමණ ඉහත කාලයක දී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මීට අවුරුදු එක්ලක්ෂ පන්දහසකට පමණ ඉහත කාලයක දී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මීට අවුරුදු පන්ලක්ෂ විසිපන්දහසකට පමණ ඉහත කාලයක දී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මීට අවුරුදු එක්ලක්ෂ විසිපන්දහසකට පමණ ඉහත කාලයක දී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ආදි මානවයා ව්‍යාප්ත වූ පාරිසරික කලාපයක් නොවන්නේ </text:p>
          </table:table-cell>
          <table:table-cell/>
          <table:table-cell office:value-type="string" calcext:value-type="string">
            <text:p>තෙත් කලාප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වියලි කලාප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අර්ධ ශුෂ්ක කලාප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හොවැංහෝ නිම්න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පුරාවිද්‍යාත්මක වශයෙන් පරීක්ෂාකර තිබෙන මෙරට ආදී මානවයාගේ වාසස්ථානයක් නම් කරන්න. </text:p>
          </table:table-cell>
          <table:table-cell/>
          <table:table-cell office:value-type="string" calcext:value-type="string">
            <text:p>කිතුල්ගල ලෙන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යුප‍්‍රතීස් සහ ටයිග‍්‍රීස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මුලින් ම මේ රටට පැමිණි මානවයන් සිය ජීවිතය රැක ගැනීමට ආහාර එකතු කරගත්තේ කෙසේ ද?</text:p>
          </table:table-cell>
          <table:table-cell/>
          <table:table-cell office:value-type="string" calcext:value-type="string">
            <text:p>වී වගාවෙන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දඩයම් කිරීමෙන්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හේන් වගාවෙන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උක් වගාවෙන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history-06-t2-l04-ep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ශ‍්‍රී ලංකාව ජනාවාස වීම</text:p>
          </table:table-cell>
          <table:table-cell table:style-name="ce5" office:value-type="string" calcext:value-type="string">
            <text:p>මුල් ජනාවාසවල ස්වභාවය -1</text:p>
          </table:table-cell>
          <table:table-cell table:style-name="ce5" office:value-type="string" calcext:value-type="string">
            <text:p>මෙම ඒකකයෙන් මුල් ජනාවාසවල ස්වභාවය යටතේ මෙරට ජනාවාස කළ මිනිසුන්ගේ තාක්‍ෂණය, සමාජය හා සංස්කෘතිය සහ අවමංගල චාරිත‍්‍ර පිළිබඳව සාකච්ඡා කෙරෙ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මෙරට ජනාවාස කළ මිනිසුන් විසූ මුල් යුගය හැඳින්වෙන්නේ කුමන නමින් ද?</text:p>
          </table:table-cell>
          <table:table-cell/>
          <table:table-cell office:value-type="string" calcext:value-type="string">
            <text:p>ගල් යුග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යකඩ යුග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ලෝහ යුග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අනුරාධපුර යුග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එකී යුගය එනමින් හැඳින්වීමට හේතූව කුමක් 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අකුරු භාවිත කිරීමට පුරුදුව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<text:s/>ඕනෑ ම රටකට මිනිසුන් පැමිණ පළමුවෙන්ම එහි පදිංචි ව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ගලින් සෑදු මෙවලම් වැඩි වශයෙන් භාවිත කිරීම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දඩයක්කරුවන් බෙලිකටුවක් විද සකස් කරගත් ගෙලෙහි පළඳින තැල්ලක් සොයා ගෙන තිබෙන්නේ කුමන ප‍්‍රදේශයෙන් ද?</text:p>
          </table:table-cell>
          <table:table-cell/>
          <table:table-cell office:value-type="string" calcext:value-type="string">
            <text:p>කිතුල්ගල ලෙන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පාහියන්ගල ලෙන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මෙම යුගයේ වැසියන් මියගිය තමන්ගේ නෑදෑයින් ගල්ගුහා ඇතුළත වළලා දැමීමේදී අනුගමනය කළ චාරිත‍්‍රයක් නම් කරන්න. </text:p>
          </table:table-cell>
          <table:table-cell/>
          <table:table-cell office:value-type="string" calcext:value-type="string">
            <text:p>ක‍්‍රමානුකූලව පොළොව හාරා බැල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ඇටසැකිලිවල රතුපාට ආලේප කිරීම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<text:s/>ඕනෑ ම රටකට මිනිසුන් පැමිණ පළමුවෙන්ම එහි පදිංචි ව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ගලින් සෑදු මෙවලම් භාවිත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ඇටසැකිලිවල රතුපාට ආලේප කිරීමට භාවිත කර ඇත්තේ මොනවා ද?</text:p>
          </table:table-cell>
          <table:table-cell/>
          <table:table-cell office:value-type="string" calcext:value-type="string">
            <text:p>රතුගුරු ගල්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තිරුවානා ගල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ගඩොල් ගල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මඩ <text:s/>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history-06-t2-l04-ep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ශ‍්‍රී ලංකාව ජනාවාස වීම</text:p>
          </table:table-cell>
          <table:table-cell table:style-name="ce5" office:value-type="string" calcext:value-type="string">
            <text:p>මුල් ජනාවාසවල ස්වභාවය -2</text:p>
          </table:table-cell>
          <table:table-cell table:style-name="ce5" office:value-type="string" calcext:value-type="string">
            <text:p>මෙම ඒකකයෙන් මුල් ජනාවාසවල ස්වභාවය යටතේ යකඩ යුගයෙහි තාක්‍ෂණය, සමාජය හා සංස්කෘතිය සහ අවමංගල චාරිත‍්‍ර පිළිබඳව සාකච්ඡා කෙරෙ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යකඩ යුගයෙහි <text:s/>දක්නට හැකි ප‍්‍රධාන ලක්ෂණයක් නම් කරන්න. </text:p>
          </table:table-cell>
          <table:table-cell/>
          <table:table-cell office:value-type="string" calcext:value-type="string">
            <text:p>වළං සෑදීමට පටන් ගැනීම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ඇටසැකිලිවල රතුපාට ආලේප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<text:s/>ඕනෑ ම රටකට මිනිසුන් පැමිණ පළමුවෙන්ම එහි පදිංචි ව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ගලින් සෑදු මෙවලම් භාවිත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ගොවිතැන් කිරීමට පුරුදු වූ මේ රටේ පැරණිතම ජනතාව ජීවත් වූයේ කුමන නිවාස වල ද?</text:p>
          </table:table-cell>
          <table:table-cell/>
          <table:table-cell office:value-type="string" calcext:value-type="string">
            <text:p>සිමෙන්ති ගෙවල්ව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වරිච්චි ගෙවල්වල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තට්ටු ගෙවල්ව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ගඩොල් ගෙවල්ව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එම ගෙවල්වල වහල සෙවිලි කිරීමට භාවිත කරන්නට ඇත්තේ මොනවා ද?</text:p>
          </table:table-cell>
          <table:table-cell/>
          <table:table-cell office:value-type="string" calcext:value-type="string">
            <text:p>සිමෙන්ති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කොස් කොළ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මානා හෝ ඉළුක් කොළ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ගඩොල්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මෙම යුගයේ වැසියන් මුල් යුගයේ ගත කළ දඩයම් ජීවිකාව අවසන් කර ස්ථීර ජනාවාස හා වාසස්ථාන ගොඩනගා ගත් බවට උදාහරණයක් දක්වන්න</text:p>
          </table:table-cell>
          <table:table-cell/>
          <table:table-cell office:value-type="string" calcext:value-type="string">
            <text:p>රතුගුරු ගල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උඩරංචාමඩමෙන් සොයාගත් අදින් වසර දහතුන්දාහකට පෙර ඉදි කළ වරිච්චි නිවස 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බෙලිකටුවක් විද සකස් කරගත් ගෙලෙහි පළඳින තැල්ලක්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ඇටසැකිලි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මෙම යුගයේ වැසියන් අනුගමනය කළ අවමංගල්‍යය චාරිත‍්‍රයක් නම් කරන්න. </text:p>
          </table:table-cell>
          <table:table-cell/>
          <table:table-cell office:value-type="string" calcext:value-type="string">
            <text:p>ක‍්‍රමානුකූලව පොළොව හාරා බැල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ඇටසැකිලිවල රතුපාට ආලේප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ඔවුන් මියගිය තමන්ගේ නෑදෑයින් වෙනුවෙන් සොහොන් තනා ඇත.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ගලින් සෑදු මෙවලම් භාවිත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history-06-t2-l04-ep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ශ‍්‍රී ලංකාව ජනාවාස වීම</text:p>
          </table:table-cell>
          <table:table-cell table:style-name="ce5" office:value-type="string" calcext:value-type="string">
            <text:p>විජය කුමරුගේ පැමිණීම</text:p>
          </table:table-cell>
          <table:table-cell table:style-name="ce5" office:value-type="string" calcext:value-type="string">
            <text:p>මෙම ඒකකයෙන් විජය කුමරුගේ පැමිණීම සහ විජය කුමරු සමඟ පැමිණි පිරිස පිහිටුවූ ජනාවාසවල ස්වභාවය පිළිබඳව සාකච්ඡා කෙරෙ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විජය කුමරු ඇතුළු පිරිස මෙරටට ගොඩ බසින ලද්දේ කුමන වර්ෂයේ ද?</text:p>
          </table:table-cell>
          <table:table-cell/>
          <table:table-cell office:value-type="string" calcext:value-type="string">
            <text:p>ක‍්‍රිස්තු පූර්ව 544 දී පමණ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ක‍්‍රිස්තු පූර්ව 644 දී පමණ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ක‍්‍රිස්තු පූර්ව 744 දී පමණ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ක‍්‍රිස්තු පූර්ව 844 දී පමණ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මේ පිරිස ගොඩ බසින ලද ස්ථානය නම් කරන්න. </text:p>
          </table:table-cell>
          <table:table-cell/>
          <table:table-cell office:value-type="string" calcext:value-type="string">
            <text:p>සිරිසවත්ථුව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තම්බපණ්ණි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ලංකාපු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අනුරාධග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විජය කුමරුට දාව කුවේණියට ලැබුණු දරුවන් දෙදෙනා නම් කරන්න.</text:p>
          </table:table-cell>
          <table:table-cell/>
          <table:table-cell office:value-type="string" calcext:value-type="string">
            <text:p>ජීවහත්ත සහ දිසාලා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උපතිස්ස සහ අනුරාධ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විජය සහ කුවේණි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තිස්ස සහ අභ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/>
          <table:table-cell table:style-name="ce3"/>
          <table:table-cell office:value-type="string" calcext:value-type="string">
            <text:p>කුවේණියගේ යක්ෂ කණ්ඩායමට අයත් නගරයක් නම් කරන්න.</text:p>
          </table:table-cell>
          <table:table-cell/>
          <table:table-cell office:value-type="string" calcext:value-type="string">
            <text:p>සිරිසවත්ථුව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තම්බපණ්ණි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උපතිස්ස ග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අනුරාධග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/>
          <table:table-cell table:style-name="ce3"/>
          <table:table-cell office:value-type="string" calcext:value-type="string">
            <text:p>විජය කුමරු සමඟ පැමිණි පිරිස ඇති කළ ගම්මානයක් නම් කරන්න. </text:p>
          </table:table-cell>
          <table:table-cell/>
          <table:table-cell office:value-type="string" calcext:value-type="string">
            <text:p>සිරිසවත්ථුව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තම්බපණ්ණි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උපතිස්ස ගම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ලංකාපු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history-06-t2-l04-ep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පුනරීක්ෂණ</text:p>
          </table:table-cell>
          <table:table-cell table:style-name="ce4" office:value-type="string" calcext:value-type="string">
            <text:p>පුනරීක්ෂණ (Q&amp;A)</text:p>
          </table:table-cell>
          <table:table-cell table:style-name="ce5" office:value-type="string" calcext:value-type="string">
            <text:p>මෙම පුනරීක්ෂණය මගින් ශ්‍රී ලංකාව ජනාවාස වීම පාඩම තවදුරටත් ආවරණය කෙරේ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අපේ රට ජනාවාස වූයේ මීට අවුරුදු ................................. පමණ ඉහතදීය.</text:p>
          </table:table-cell>
          <table:table-cell/>
          <table:table-cell office:value-type="string" calcext:value-type="string">
            <text:p>එක්ලක්ෂ විසිපන්දහසකට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ගලින් සෑදු මෙවලම් වැඩි වශයෙන් භාවිත කළ නිසා මේ රට ජනාවාස කළ මිනිසුන් <text:s text:c="2"/>විසූ මුල් යුගය හැඳින්වෙන්නේ .................................නමිනි.</text:p>
          </table:table-cell>
          <table:table-cell/>
          <table:table-cell office:value-type="string" calcext:value-type="string">
            <text:p>එක්ලක්ෂ විසිපන්දහසක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ගල් යුග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ගල් යුගයේ මිනිසුන් ඇටසැකිලිවල රතුපාට ආලේප කර ඇත්තේ .......................... ගල් නමින් හැඳින්වෙන පොළවේ ඇති ස්වභාවික ගල් වර්ගයකිනි.</text:p>
          </table:table-cell>
          <table:table-cell/>
          <table:table-cell office:value-type="string" calcext:value-type="string">
            <text:p>එක්ලක්ෂ විසිපන්දහසක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රතුගුරු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විජය කුමරු ඇතුළු පිරිස ලංකාවේ ජනපද පිහිටුවාගත්තේ .......................... ..ඔය නිම්නයේ ය.</text:p>
          </table:table-cell>
          <table:table-cell/>
          <table:table-cell office:value-type="string" calcext:value-type="string">
            <text:p>එක්ලක්ෂ විසිපන්දහසක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මල්වතු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විජය නමින් හැඳින්වෙන කුමාරයෙකු ඔහුගේ පිරිවර සමඟ පැමිණ මේ රටේ පදිංචි වූ බව ........................................................... නම් ඓතිහාසික මූලාශ‍්‍ර ග‍්‍රන්ථයේ සඳහන් වේ.</text:p>
          </table:table-cell>
          <table:table-cell/>
          <table:table-cell office:value-type="string" calcext:value-type="string">
            <text:p>එක්ලක්ෂ විසිපන්දහසක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මහාවංස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39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47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115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 table:number-rows-repeated="104801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6-15T17:10:58.958659322</dc:date>
    <meta:editing-cycles>19</meta:editing-cycles>
    <meta:editing-duration>PT1H8M38S</meta:editing-duration>
    <meta:document-statistic meta:table-count="1" meta:cell-count="942" meta:object-count="0"/>
  </office:meta>
</office:document-meta>
</file>